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list-style-name="WWNum1"/>
    <style:style style:name="P2" style:family="paragraph" style:parent-style-name="No_20_Spacing">
      <style:paragraph-properties fo:margin-left="1.27cm" fo:margin-right="0cm" fo:text-indent="0cm" style:auto-text-indent="false"/>
    </style:style>
    <style:style style:name="P3" style:family="paragraph" style:parent-style-name="No_20_Spacing" style:master-page-name="Standard">
      <style:paragraph-properties style:page-number="auto"/>
    </style:style>
    <style:style style:name="P4" style:family="paragraph" style:parent-style-name="List_20_Paragraph">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List_20_Paragraph" style:list-style-name="WWNum1">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List_20_Paragraph">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sian="Times New Roman" style:language-asian="en" style:country-asian="GB" style:font-name-complex="Calibri1"/>
    </style:style>
    <style:style style:name="T1" style:family="text">
      <style:text-properties style:font-name-asian="Times New Roman" style:language-asian="en" style:country-asian="GB"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GoBack"/>CUCC Committee meeting 17.01.2012</text:p>
      <text:p text:style-name="No_20_Spacing">Present: Jess, Aiora, Matt, Wookey, Bela, Stuart, David, Krista</text:p>
      <text:p text:style-name="No_20_Spacing">On Skype: Serena, Ollie</text:p>
      <text:p text:style-name="No_20_Spacing"/>
      <text:p text:style-name="No_20_Spacing">AGENDA</text:p>
      <text:p text:style-name="No_20_Spacing"/>
      <text:list xml:id="list10022708361" text:style-name="WWNum1">
        <text:list-item>
          <text:p text:style-name="P1">Regarding the Pocket dragon </text:p>
        </text:list-item>
      </text:list>
      <text:p text:style-name="P2"/>
      <text:p text:style-name="P2">Funds for this exist and were granted by the societies’ syndicate years back. Upon Stuart’s assurance that it is unlikely we would be able to get this or an equivalent product the committee agreed the best course of action would be to ask Societies’ Syndicate if they would like the funds reserved for the dragon to be returned to them [roughly £300]. </text:p>
      <text:p text:style-name="P2"/>
      <text:p text:style-name="P2">The committee hopes the Syndicate will allow us to keep the funds as a long time has passed since the original grant.</text:p>
      <text:p text:style-name="P2"/>
      <text:p text:style-name="No_20_Spacing"><text:tab/>Action: Stuart to get it touch with Societies’ Syndicate</text:p>
      <text:p text:style-name="No_20_Spacing"/>
      <text:list xml:id="list1610787058" text:continue-numbering="true" text:style-name="WWNum1">
        <text:list-item>
          <text:p text:style-name="P5"><text:span text:style-name="T1">Outstanding Expo 2009 payment and missing Expo 2011 rope: One in</text:span></text:p>
        </text:list-item>
      </text:list>
      <text:p text:style-name="P4"><text:span text:style-name="T1">exchange for the other? <text:s/></text:span></text:p>
      <text:p text:style-name="P6"/>
      <text:p text:style-name="P4"><text:span text:style-name="T1">Approved and cancelled out. </text:span></text:p>
      <text:p text:style-name="No_20_Spacing"/>
      <text:list xml:id="list103290883" text:continue-numbering="true" text:style-name="WWNum1">
        <text:list-item>
          <text:p text:style-name="P1">Do we need more rope? </text:p>
        </text:list-item>
      </text:list>
      <text:p text:style-name="P2"/>
      <text:p text:style-name="P2">Yes. Buy rope: 200m x 9mm [not red]. </text:p>
      <text:p text:style-name="P2">Purchase to be made after David’s made more progress on debt collections</text:p>
      <text:p text:style-name="No_20_Spacing"/>
      <text:p text:style-name="List_20_Paragraph">Side issue: Alex’s company to hopefully pay for the rope he’s borrowed at a rate of £1 per metre. </text:p>
      <text:list xml:id="list1119208092" text:continue-numbering="true" text:style-name="WWNum1">
        <text:list-item>
          <text:p text:style-name="P1">Journal</text:p>
        </text:list-item>
      </text:list>
      <text:p text:style-name="P2"/>
      <text:p text:style-name="P2">Currently planned for Jess to do it all by end of Feb n</text:p>
      <text:p text:style-name="P2">Helpers needed - Stuart – layout and dealing with printing house. </text:p>
      <text:p text:style-name="P2"/>
      <text:p text:style-name="P2">Upon Matt’s suggestion investigate the Graphics department in the university but they might not be able to bind the journal in which case it would need to be bound elsewhere. Matt happy to look into it. </text:p>
      <text:p text:style-name="P2"/>
      <text:p text:style-name="P2">Priority for now is completing the articles on time [Ollie’s last attempts were less successful mainly due to continuously pushing back the deadline for a few weeks at a time.]</text:p>
      <text:p text:style-name="No_20_Spacing"/>
      <text:p text:style-name="No_20_Spacing">Ideas for articles: Among others: </text:p>
      <text:p text:style-name="No_20_Spacing">On/by previous presidents and committee members. Find out if James has the full list of ex-committee members tucked away somewhere. Only investigate from now until 1999 – the date of the last successfully published journal. </text:p>
      <text:p text:style-name="No_20_Spacing"><text:s/></text:p>
      <text:p text:style-name="No_20_Spacing">Other articles already planned e.g. Wookey on Expo over the past 20 years – a summary hopefully, not the full descriptions please... </text:p>
      <text:p text:style-name="No_20_Spacing"><text:soft-page-break/>Get Mark to contribute photos for the journal. All contributors hold the rights to their own contributions – extra acknowledgment available upon request </text:p>
      <text:p text:style-name="No_20_Spacing"/>
      <text:p text:style-name="No_20_Spacing">Plan to make the journal web-accessible. Easiest way is to get authors to consent to contributions also being published on the web before they’ve written/done anything for the journal. </text:p>
      <text:p text:style-name="No_20_Spacing"/>
      <text:p text:style-name="No_20_Spacing">Title: Cambridge Underground – the original title. Edition number as yet unknown. </text:p>
      <text:p text:style-name="No_20_Spacing"/>
      <text:p text:style-name="No_20_Spacing"><text:s/>Let’s not try to recover old articles from previous attempts at restarting the journal. </text:p>
      <text:p text:style-name="No_20_Spacing"/>
      <text:list xml:id="list1338014547" text:continue-numbering="true" text:style-name="WWNum1">
        <text:list-item>
          <text:p text:style-name="P1">Tackle-store</text:p>
        </text:list-item>
      </text:list>
      <text:p text:style-name="No_20_Spacing">An issue was raised over gear for personal use disappearing from the tackle store. Different proposals on how to encourage people to return gear in an organised manner</text:p>
      <text:p text:style-name="No_20_Spacing"/>
      <text:p text:style-name="No_20_Spacing">REMINDER: EVERYONE MUST SIGN STUFF FROM TACKLE-STORE IN AND OUT; NO EXCEPTIONS</text:p>
      <text:p text:style-name="No_20_Spacing"/>
      <text:p text:style-name="No_20_Spacing">Proposal 1: Asking for a deposit cheque? General approval. But who’s going to deal with that – most likely the meet leader. Could take cash too, but this would be less convenient and could lead to cash lying around the tackle store </text:p>
      <text:p text:style-name="No_20_Spacing"/>
      <text:p text:style-name="No_20_Spacing">Proposal 2: Could ask Pembroke to have some sort of a gear return box? But having the training sessions at Queen’s open for gear return is just as good a solution – generally accessible and at a convenient time. </text:p>
      <text:p text:style-name="No_20_Spacing"/>
      <text:p text:style-name="No_20_Spacing">No concrete decision for now. Ask tackle-master and re-discuss at AGM. Unique assigned numbers i.e. the current solution seems the best. </text:p>
      <text:p text:style-name="No_20_Spacing"/>
      <text:list xml:id="list1140371889" text:continue-numbering="true" text:style-name="WWNum1">
        <text:list-item>
          <text:p text:style-name="P1">Half-blues </text:p>
        </text:list-item>
      </text:list>
      <text:p text:style-name="No_20_Spacing">See previous e-mails to the committee for full details</text:p>
      <text:p text:style-name="No_20_Spacing"/>
      <text:p text:style-name="No_20_Spacing">Options: <text:s/>1. Yes – agree to what they’re asking 2. Reject their proposal 3. See if we can do the same for us. </text:p>
      <text:p text:style-name="No_20_Spacing"/>
      <text:p text:style-name="No_20_Spacing">The key issue is funding: With blues sports would we still be able to get funds for critical gear grant + transport. I.e. find out if our funding would be compromised by helping Oxford. </text:p>
      <text:p text:style-name="No_20_Spacing"/>
      <text:p text:style-name="No_20_Spacing">The problem of the sport: how would we score games etc. If oxford comes up with something sensible then we may as well have some fun provided our funding’s not compromised [Noted Serena’s disagreement with the idea of caving as a competitive sport]</text:p>
      <text:p text:style-name="No_20_Spacing"/>
      <text:p text:style-name="No_20_Spacing">What does them having half blue mean for us? </text:p>
      <text:p text:style-name="No_20_Spacing"/>
      <text:p text:style-name="No_20_Spacing">Resolution: Investigate and Report back on AGM. Keep forwarding e-mails to the committee so everyone keeps up with developments</text:p>
      <text:p text:style-name="No_20_Spacing"/>
      <text:list xml:id="list579794436" text:continue-numbering="true" text:style-name="WWNum1">
        <text:list-item>
          <text:p text:style-name="P1">Expo. </text:p>
        </text:list-item>
      </text:list>
      <text:p text:style-name="P2"/>
      <text:p text:style-name="P2">Who would like expo jobs? More committee members needed. Wookey + Stuart kindly volunteer.</text:p>
      <text:p text:style-name="P2"/>
      <text:p text:style-name="P2"><text:soft-page-break/>Should we collaborate with the Cambridge University expedition society? Collaborating with them would involve filling in a 16 page long form, and a long interview. Last time this was done no additional funds were gained, just an ‘official expedition status’. This year looks like they may have funding available. </text:p>
      <text:p text:style-name="P2"/>
      <text:p text:style-name="P2">Serena to investigate if they have money; only then is it worth going for it. </text:p>
      <text:p text:style-name="P2"/>
      <text:p text:style-name="P2">Shall we include science projects during Expo? Ask Chris Smith</text:p>
      <text:p text:style-name="No_20_Spacing"/>
      <text:list xml:id="list1214264187" text:continue-numbering="true" text:style-name="WWNum1">
        <text:list-item>
          <text:p text:style-name="P1">Chasing debts: David’s at the final stages of making an account for the beginning of the term. This should happen after every term now. </text:p>
        </text:list-item>
      </text:list>
      <text:p text:style-name="No_20_Spacing"/>
      <text:list xml:id="list1843529018" text:continue-numbering="true" text:style-name="WWNum1">
        <text:list-item>
          <text:p text:style-name="P1">A date for an expo-meeting? Next Tuesday suggested by Serena. Provisionally before the pubmeet in the Blue Boar common room.</text:p>
        </text:list-item>
      </text:list>
      <text:p text:style-name="No_20_Spacing"/>
      <text:list xml:id="list294065091" text:continue-numbering="true" text:style-name="WWNum1">
        <text:list-item>
          <text:p text:style-name="P1">Arrange rope-marking session: need tape-measure + blowtorch or equivalent. <text:bookmark-end text:name="_GoBa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a</meta:initial-creator>
    <dc:creator>Krista</dc:creator>
    <meta:editing-cycles>3</meta:editing-cycles>
    <meta:creation-date>2012-01-17T20:05:00</meta:creation-date>
    <dc:date>2012-01-18T20:13:00</dc:date>
    <meta:editing-duration>PT23M9S</meta:editing-duration>
    <meta:generator>LibreOffice/3.5$Linux_X86_64 LibreOffice_project/350m1$Build-2</meta:generator>
    <meta:document-statistic meta:table-count="0" meta:image-count="0" meta:object-count="0" meta:page-count="3" meta:paragraph-count="49" meta:word-count="842" meta:character-count="4472" meta:non-whitespace-character-count="41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